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03e847" officeooo:paragraph-rsid="0003e847"/>
    </style:style>
    <style:style style:name="P2" style:family="paragraph" style:parent-style-name="Standard">
      <style:text-properties officeooo:rsid="0005c70f" officeooo:paragraph-rsid="0005c70f"/>
    </style:style>
    <style:style style:name="P3" style:family="paragraph" style:parent-style-name="Standard">
      <style:text-properties officeooo:rsid="0006f7db" officeooo:paragraph-rsid="0006f7db"/>
    </style:style>
    <style:style style:name="P4" style:family="paragraph" style:parent-style-name="Standard">
      <style:text-properties fo:font-weight="bold" officeooo:rsid="0006f7db" officeooo:paragraph-rsid="0006f7db" style:font-weight-asian="bold" style:font-weight-complex="bold"/>
    </style:style>
    <style:style style:name="P5" style:family="paragraph" style:parent-style-name="Standard">
      <style:text-properties fo:font-weight="bold" officeooo:rsid="00024a47" officeooo:paragraph-rsid="00109928" style:font-weight-asian="bold" style:font-weight-complex="bold"/>
    </style:style>
    <style:style style:name="P6" style:family="paragraph" style:parent-style-name="Standard">
      <style:text-properties fo:font-weight="bold" officeooo:rsid="00033f5e" officeooo:paragraph-rsid="00109928" style:font-weight-asian="bold" style:font-weight-complex="bold"/>
    </style:style>
    <style:style style:name="P7" style:family="paragraph" style:parent-style-name="Standard">
      <style:text-properties fo:font-weight="bold" officeooo:rsid="00116d8d" officeooo:paragraph-rsid="00116d8d" style:font-weight-asian="bold" style:font-weight-complex="bold"/>
    </style:style>
    <style:style style:name="P8" style:family="paragraph" style:parent-style-name="Standard">
      <style:text-properties style:text-underline-style="solid" style:text-underline-width="auto" style:text-underline-color="font-color" officeooo:rsid="000829b5" officeooo:paragraph-rsid="000829b5"/>
    </style:style>
    <style:style style:name="P9" style:family="paragraph" style:parent-style-name="Standard">
      <style:text-properties style:text-underline-style="none" officeooo:rsid="000829b5" officeooo:paragraph-rsid="000829b5"/>
    </style:style>
    <style:style style:name="P10" style:family="paragraph" style:parent-style-name="Standard">
      <style:text-properties fo:font-style="italic" style:text-underline-style="none" fo:font-weight="normal" officeooo:rsid="000829b5" officeooo:paragraph-rsid="000829b5"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0b42fa" officeooo:paragraph-rsid="000b42fa" style:font-style-asian="italic" style:font-weight-asian="normal" style:font-style-complex="italic" style:font-weight-complex="normal"/>
    </style:style>
    <style:style style:name="P12" style:family="paragraph" style:parent-style-name="Standard">
      <style:text-properties fo:font-style="normal" style:text-underline-style="none" fo:font-weight="normal" officeooo:rsid="00096a73" officeooo:paragraph-rsid="00096a73"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a5c87" officeooo:paragraph-rsid="000a5c87"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a5c87" officeooo:paragraph-rsid="000b42f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b42fa" officeooo:paragraph-rsid="000b42fa"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09928" officeooo:paragraph-rsid="00109928"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033f5e" officeooo:paragraph-rsid="00109928" style:font-style-asian="normal" style:font-weight-asian="normal" style:font-style-complex="normal" style:font-weight-complex="normal"/>
    </style:style>
    <style:style style:name="P18" style:family="paragraph" style:parent-style-name="Standard">
      <style:text-properties fo:font-style="normal" style:text-underline-style="none" fo:font-weight="bold" officeooo:rsid="00116d8d" officeooo:paragraph-rsid="00116d8d"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11a740" officeooo:paragraph-rsid="0011a740" style:font-style-asian="normal" style:font-weight-asian="bold" style:font-style-complex="normal" style:font-weight-complex="bold"/>
    </style:style>
    <style:style style:name="P20" style:family="paragraph" style:parent-style-name="Standard">
      <style:text-properties fo:font-size="14pt" fo:font-style="normal" style:text-underline-style="none" fo:font-weight="bold" officeooo:rsid="000a5c87" officeooo:paragraph-rsid="000a5c87" style:font-size-asian="12.25pt" style:font-style-asian="normal" style:font-weight-asian="bold" style:font-size-complex="14pt" style:font-style-complex="normal" style:font-weight-complex="bold"/>
    </style:style>
    <style:style style:name="P21" style:family="paragraph" style:parent-style-name="Standard">
      <style:text-properties fo:font-size="14pt" fo:font-style="normal" style:text-underline-style="none" fo:font-weight="bold" officeooo:rsid="000a5c87" officeooo:paragraph-rsid="000b42fa" style:font-size-asian="12.25pt" style:font-style-asian="normal" style:font-weight-asian="bold" style:font-size-complex="14pt" style:font-style-complex="normal" style:font-weight-complex="bold"/>
    </style:style>
    <style:style style:name="P22" style:family="paragraph" style:parent-style-name="Standard">
      <style:text-properties fo:font-size="14pt" fo:font-weight="bold" officeooo:rsid="0005c70f" officeooo:paragraph-rsid="0005c70f"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normal" officeooo:rsid="00018aa1" officeooo:paragraph-rsid="00109928" style:font-size-asian="14pt" style:font-weight-asian="normal" style:font-size-complex="14pt" style:font-weight-complex="normal"/>
    </style:style>
    <style:style style:name="P24" style:family="paragraph" style:parent-style-name="Standard">
      <style:text-properties fo:font-weight="normal" officeooo:rsid="00018aa1" officeooo:paragraph-rsid="00109928" style:font-weight-asian="normal" style:font-weight-complex="normal"/>
    </style:style>
    <style:style style:name="P25" style:family="paragraph" style:parent-style-name="Standard">
      <style:text-properties fo:font-weight="normal" officeooo:rsid="00024a47" officeooo:paragraph-rsid="00109928" style:font-weight-asian="normal" style:font-weight-complex="normal"/>
    </style:style>
    <style:style style:name="P26" style:family="paragraph" style:parent-style-name="Standard">
      <style:text-properties fo:font-weight="normal" officeooo:rsid="0005319f" officeooo:paragraph-rsid="00109928" style:font-weight-asian="normal" style:font-weight-complex="normal"/>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f5e" officeooo:paragraph-rsid="0010992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break-before="page"/>
      <style:text-properties fo:font-style="normal" style:text-underline-style="none" fo:font-weight="normal" officeooo:rsid="000b42fa" officeooo:paragraph-rsid="000b42fa" style:font-style-asian="normal" style:font-weight-asian="normal" style:font-style-complex="normal" style:font-weight-complex="normal"/>
    </style:style>
    <style:style style:name="P29" style:family="paragraph" style:parent-style-name="Standard">
      <style:paragraph-properties fo:break-before="page"/>
      <style:text-properties fo:font-style="normal" style:text-underline-style="none" fo:font-weight="bold" officeooo:rsid="0011a740" officeooo:paragraph-rsid="0011a740" style:font-style-asian="normal" style:font-weight-asian="bold" style:font-style-complex="normal" style:font-weight-complex="bold"/>
    </style:style>
    <style:style style:name="P30" style:family="paragraph" style:parent-style-name="Standard">
      <style:paragraph-properties fo:break-before="page"/>
      <style:text-properties fo:font-weight="bold" officeooo:rsid="00116d8d" officeooo:paragraph-rsid="00116d8d" style:font-weight-asian="bold"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f5e" officeooo:paragraph-rsid="0010992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text-properties fo:font-style="italic" style:text-underline-style="none" fo:font-weight="normal" officeooo:rsid="000b99f1" officeooo:paragraph-rsid="000b42fa" style:font-style-asian="italic" style:font-weight-asian="normal" style:font-style-complex="italic" style:font-weight-complex="normal"/>
    </style:style>
    <style:style style:name="P33" style:family="paragraph" style:parent-style-name="Standard">
      <style:text-properties fo:font-style="italic" style:text-underline-style="none" fo:font-weight="normal" officeooo:rsid="0011a740" officeooo:paragraph-rsid="0011a740"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01317e1" officeooo:paragraph-rsid="001317e1"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1317e1" officeooo:paragraph-rsid="0015bdea" style:font-style-asian="italic" style:font-weight-asian="normal" style:font-style-complex="italic" style:font-weight-complex="normal"/>
    </style:style>
    <style:style style:name="P36" style:family="paragraph" style:parent-style-name="Standard">
      <style:text-properties fo:font-style="italic" style:text-underline-style="none" fo:font-weight="bold" officeooo:rsid="001317e1" officeooo:paragraph-rsid="001317e1" style:font-style-asian="italic" style:font-weight-asian="bold" style:font-style-complex="italic" style:font-weight-complex="bold"/>
    </style:style>
    <style:style style:name="P37" style:family="paragraph" style:parent-style-name="Standard">
      <style:text-properties fo:font-style="normal" style:text-underline-style="none" fo:font-weight="normal" officeooo:rsid="00116d8d" officeooo:paragraph-rsid="00116d8d"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11a740" officeooo:paragraph-rsid="0011a740"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15bdea" officeooo:paragraph-rsid="0015bdea" style:font-style-asian="normal" style:font-weight-asian="normal" style:font-style-complex="normal" style:font-weight-complex="normal"/>
    </style:style>
    <style:style style:name="P40" style:family="paragraph" style:parent-style-name="Standard">
      <style:text-properties fo:font-style="normal" style:text-underline-style="none" fo:font-weight="bold" officeooo:rsid="0015bdea" officeooo:paragraph-rsid="0015bdea" style:font-style-asian="normal" style:font-weight-asian="bold" style:font-style-complex="normal" style:font-weight-complex="bold"/>
    </style:style>
    <style:style style:name="P41" style:family="paragraph" style:parent-style-name="Standard">
      <style:text-properties officeooo:paragraph-rsid="0015bdea"/>
    </style:style>
    <style:style style:name="T1" style:family="text">
      <style:text-properties fo:font-weight="bold" style:font-weight-asian="bold" style:font-weight-complex="bold"/>
    </style:style>
    <style:style style:name="T2" style:family="text">
      <style:text-properties fo:font-weight="bold" officeooo:rsid="00164cc3"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0b5763" style:font-style-asian="italic" style:font-style-complex="italic"/>
    </style:style>
    <style:style style:name="T7" style:family="text">
      <style:text-properties fo:font-style="italic" officeooo:rsid="000b99f1" style:font-style-asian="italic" style:font-style-complex="italic"/>
    </style:style>
    <style:style style:name="T8" style:family="text">
      <style:text-properties fo:font-style="italic" officeooo:rsid="000c62da" style:font-style-asian="italic" style:font-style-complex="italic"/>
    </style:style>
    <style:style style:name="T9" style:family="text">
      <style:text-properties fo:font-style="italic" officeooo:rsid="000e5000" style:font-style-asian="italic" style:font-style-complex="italic"/>
    </style:style>
    <style:style style:name="T10" style:family="text">
      <style:text-properties fo:font-style="italic" officeooo:rsid="00164cc3" style:font-style-asian="italic" style:font-style-complex="italic"/>
    </style:style>
    <style:style style:name="T11" style:family="text">
      <style:text-properties fo:font-style="italic" style:text-underline-style="none" fo:font-weight="normal" officeooo:rsid="0015bdea" style:font-style-asian="italic" style:font-weight-asian="normal" style:font-style-complex="italic" style:font-weight-complex="normal"/>
    </style:style>
    <style:style style:name="T12" style:family="text">
      <style:text-properties fo:font-style="italic" style:text-underline-style="none" fo:font-weight="normal" officeooo:rsid="00164cc3" style:font-style-asian="italic" style:font-weight-asian="normal" style:font-style-complex="italic" style:font-weight-complex="normal"/>
    </style:style>
    <style:style style:name="T13" style:family="text">
      <style:text-properties fo:font-style="italic" style:text-underline-style="none" fo:font-weight="normal" officeooo:rsid="00174e32" style:font-style-asian="italic" style:font-weight-asian="normal" style:font-style-complex="italic" style:font-weight-complex="normal"/>
    </style:style>
    <style:style style:name="T14" style:family="text">
      <style:text-properties fo:font-style="italic" style:text-underline-style="none" fo:font-weight="bold" officeooo:rsid="00164cc3" style:font-style-asian="italic" style:font-weight-asian="bold" style:font-style-complex="italic" style:font-weight-complex="bold"/>
    </style:style>
    <style:style style:name="T15" style:family="text">
      <style:text-properties fo:font-style="italic" fo:font-weight="bold" officeooo:rsid="00164cc3" style:font-style-asian="italic" style:font-weight-asian="bold" style:font-style-complex="italic" style:font-weight-complex="bold"/>
    </style:style>
    <style:style style:name="T16" style:family="text">
      <style:text-properties officeooo:rsid="000b42fa"/>
    </style:style>
    <style:style style:name="T17" style:family="text">
      <style:text-properties fo:font-size="12pt" officeooo:rsid="000b42fa" style:font-size-asian="10.5pt" style:font-size-complex="12pt"/>
    </style:style>
    <style:style style:name="T18" style:family="text">
      <style:text-properties officeooo:rsid="000b99f1"/>
    </style:style>
    <style:style style:name="T19" style:family="text">
      <style:text-properties fo:background-color="#ffff00" loext:char-shading-value="0"/>
    </style:style>
    <style:style style:name="T20" style:family="text">
      <style:text-properties officeooo:rsid="000e5000" fo:background-color="#ffff00" loext:char-shading-value="0"/>
    </style:style>
    <style:style style:name="T21" style:family="text">
      <style:text-properties officeooo:rsid="00109928"/>
    </style:style>
    <style:style style:name="T22" style:family="text">
      <style:text-properties officeooo:rsid="0002f931"/>
    </style:style>
    <style:style style:name="T23" style:family="text">
      <style:text-properties officeooo:rsid="0005319f"/>
    </style:style>
    <style:style style:name="T24" style:family="text">
      <style:text-properties officeooo:rsid="0005c2ca"/>
    </style:style>
    <style:style style:name="T25" style:family="text">
      <style:text-properties officeooo:rsid="00147e85"/>
    </style:style>
    <style:style style:name="T26" style:family="text">
      <style:text-properties officeooo:rsid="00164cc3"/>
    </style:style>
    <style:style style:name="T27" style:family="text">
      <style:text-properties fo:font-style="normal" style:text-underline-style="none" fo:font-weight="normal" officeooo:rsid="00164cc3" style:font-style-asian="normal" style:font-weight-asian="normal" style:font-style-complex="normal" style:font-weight-complex="normal"/>
    </style:style>
    <style:style style:name="T28" style:family="text">
      <style:text-properties fo:font-style="normal" style:text-underline-style="none" fo:font-weight="normal" officeooo:rsid="00174e32" style:font-style-asian="normal" style:font-weight-asian="normal" style:font-style-complex="normal" style:font-weight-complex="normal"/>
    </style:style>
    <style:style style:name="T29" style:family="text">
      <style:text-properties fo:font-style="normal" style:text-underline-style="none" fo:font-weight="normal" officeooo:rsid="00164cc3" fo:background-color="#ffff00" loext:char-shading-value="0" style:font-style-asian="normal" style:font-weight-asian="normal" style:font-style-complex="normal" style:font-weight-complex="normal"/>
    </style:style>
    <style:style style:name="T30" style:family="text">
      <style:text-properties fo:font-style="normal" style:text-underline-style="none" fo:font-weight="normal" officeooo:rsid="00164cc3" fo:background-color="#ffff00" loext:char-shading-value="0" style:font-style-asian="normal" style:font-weight-asian="normal" style:font-style-complex="normal" style:font-weight-complex="normal"/>
    </style:style>
    <style:style style:name="T31" style:family="text">
      <style:text-properties fo:font-style="normal" style:text-underline-style="none" fo:font-weight="normal" officeooo:rsid="00174e32" fo:background-color="#ffff00" loext:char-shading-value="0" style:font-style-asian="normal" style:font-weight-asian="normal" style:font-style-complex="normal" style:font-weight-complex="normal"/>
    </style:style>
    <style:style style:name="T32" style:family="text">
      <style:text-properties fo:font-style="normal" style:text-underline-style="none" fo:font-weight="normal" officeooo:rsid="00174e32" fo:background-color="#ffff00" loext:char-shading-value="0" style:font-style-asian="normal" style:font-weight-asian="normal" style:font-style-complex="normal" style:font-weight-complex="normal"/>
    </style:style>
    <style:style style:name="T33" style:family="text">
      <style:text-properties fo:font-style="normal" style:text-underline-style="none" fo:font-weight="normal" officeooo:rsid="00164cc3" fo:background-color="transparent" loext:char-shading-value="0" style:font-style-asian="normal" style:font-weight-asian="normal" style:font-style-complex="normal" style:font-weight-complex="normal"/>
    </style:style>
    <style:style style:name="T34" style:family="text">
      <style:text-properties fo:font-style="normal" style:text-underline-style="none" fo:font-weight="normal" officeooo:rsid="00174e32" fo:background-color="transparent" loext:char-shading-value="0" style:font-style-asian="normal" style:font-weight-asian="normal" style:font-style-complex="normal" style:font-weight-complex="normal"/>
    </style:style>
    <style:style style:name="T35" style:family="text">
      <style:text-properties fo:font-style="normal" style:text-underline-style="none" fo:font-weight="bold" officeooo:rsid="00164cc3" style:font-style-asian="normal" style:font-weight-asian="bold" style:font-style-complex="normal" style:font-weight-complex="bold"/>
    </style:style>
    <style:style style:name="T36" style:family="text">
      <style:text-properties fo:font-style="normal" style:text-underline-style="none" fo:font-weight="bold" officeooo:rsid="00164cc3" fo:background-color="#ffff00" loext:char-shading-value="0" style:font-style-asian="normal" style:font-weight-asian="bold" style:font-style-complex="normal" style:font-weight-complex="bold"/>
    </style:style>
    <style:style style:name="T37" style:family="text">
      <style:text-properties fo:font-style="normal" style:text-underline-style="none" fo:font-weight="bold" officeooo:rsid="00164cc3" fo:background-color="#ffff00" loext:char-shading-value="0" style:font-style-asian="normal" style:font-weight-asian="bold" style:font-style-complex="normal" style:font-weight-complex="bold"/>
    </style:style>
    <style:style style:name="T38" style:family="text">
      <style:text-properties officeooo:rsid="00174e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s archivos de audio de los listenings estan en la carpeta de In2/Recursos/Listenings 2020-2021</text:p>
      <text:p text:style-name="P2"/>
      <text:p text:style-name="P22">Act 2a 1.1 Listening Pag 6</text:p>
      <text:p text:style-name="P3">1. He prefers voice calls. He like to listen to the people’s voice.</text:p>
      <text:p text:style-name="P3"/>
      <text:p text:style-name="P3">2. <text:s/>She has been found by someone she met two years ago.</text:p>
      <text:p text:style-name="P3"/>
      <text:p text:style-name="P8">Cosas <text:s/>que se han mencionado en el listening y son interesantes…</text:p>
      <text:p text:style-name="P9">Los medios de comunicación en inglés van precedidos por la preposicion “on” siempre, y no otra preposicion. “on the internet, on Whatsapp, on the blog...”</text:p>
      <text:p text:style-name="P9"/>
      <text:p text:style-name="P9">“I <text:span text:style-name="T1">do</text:span><text:span text:style-name="T3"> send people real cards for birthday and at Christmas” </text:span><text:span text:style-name="T4">Ese do se usa para intensificar, es como decir “yo si que envío a la gente…. ”</text:span></text:p>
      <text:p text:style-name="P10"/>
      <text:p text:style-name="P12">Las frases del listening 3, 4, 5 no tienen mucho interes, en la carpeta hay una imagen con el texto de los listenings</text:p>
      <text:p text:style-name="P12"/>
      <text:p text:style-name="P20">Act 4 page 6</text:p>
      <text:p text:style-name="P12"/>
      <text:p text:style-name="P13">1 get in touch with, → contact</text:p>
      <text:p text:style-name="P13">2 track down → find</text:p>
      <text:p text:style-name="P13">3 bump into→ meet by accident</text:p>
      <text:p text:style-name="P13">4 lose touch with → have no contact with</text:p>
      <text:p text:style-name="P13">5 stay in touch with → maintain a relationship with </text:p>
      <text:p text:style-name="P13">6 keep track of → follow what is happening<text:tab/><text:tab/>mantener el contacto</text:p>
      <text:p text:style-name="P13">7 catch up with → exchange the latest news<text:tab/><text:tab/>ponerse al día</text:p>
      <text:p text:style-name="P13"/>
      <text:p text:style-name="P21">Act <text:span text:style-name="T16">5</text:span> page <text:span text:style-name="T16">7. </text:span><text:span text:style-name="T17">Complete these sentences to make them true for you. Compare your ideas with a partner.</text:span></text:p>
      <text:p text:style-name="P14"/>
      <text:p text:style-name="P15">1. The best way to track down a person who doesn’t use social media is…</text:p>
      <text:p text:style-name="P15"><text:tab/><text:span text:style-name="T5">probably to call him/her by telephone. If you know where he lives you can go his home but nothing grants you that he will be there. Thinking this way, it would be possible that this person doesn’t <text:s/>answer your phone call </text:span><text:span text:style-name="T7">too</text:span><text:span text:style-name="T5">.</text:span></text:p>
      <text:p text:style-name="P11"/>
      <text:p text:style-name="P15">2. I like to stay in touch with people who…</text:p>
      <text:p text:style-name="P15"><text:tab/><text:span text:style-name="T5"> have similar hobbies as me likee videogames, going to the cinema, music etc</text:span></text:p>
      <text:p text:style-name="P11"/>
      <text:p text:style-name="P15">3. If I bumped into an old friend after ten years, I’d…</text:p>
      <text:p text:style-name="P15"><text:tab/><text:span text:style-name="T5">love to </text:span><text:span text:style-name="T7">(catch up with) </text:span><text:span text:style-name="T5">stay talking </text:span><text:span text:style-name="T9">with</text:span><text:span text:style-name="T5"> that person for a while. I’m sure we will have many things that must be told.</text:span></text:p>
      <text:p text:style-name="P11"/>
      <text:p text:style-name="P15">4. I like to keep track of what my friends are doing by…</text:p>
      <text:p text:style-name="P15"><text:tab/><text:span text:style-name="T18">using </text:span><text:span text:style-name="T6">texting applications. I think a texting application is appropiate because I don’t like to bother anyone and since I can send a message and the other person can answer when he is free, that ‘s something that makes me feel comfortable with.</text:span></text:p>
      <text:p text:style-name="P15"><text:tab/><text:span text:style-name="T19">“</text:span><text:span text:style-name="T20">Texting” is not a verb, it is a noun. It is the action of sending text messages.</text:span></text:p>
      <text:p text:style-name="P15"/>
      <text:p text:style-name="P28">5. A person I have lost contact with who I wish I hadn’t is…</text:p>
      <text:p text:style-name="P15"><text:tab/><text:span text:style-name="T7">a childhood friend. We used to make almost everything together. He moved out because his parents found a job somewhere. I don’t know the details, I was too young.</text:span></text:p>
      <text:p text:style-name="P15"/>
      <text:p text:style-name="P15">6. It is easier to get in touch with people when…</text:p>
      <text:p text:style-name="P15"><text:tab/><text:span text:style-name="T7">they are face to face. The conversations are more free-flowing and there are less missunderstandings. </text:span></text:p>
      <text:p text:style-name="P15"/>
      <text:p text:style-name="P15">7. The best time of day to catch up with people is…</text:p>
      <text:p text:style-name="P15"><text:tab/><text:span text:style-name="T7">at the end of the afternoon. When I’m free of my tasks, chores and when I can hang on with someone and </text:span><text:span text:style-name="T8">just </text:span><text:span text:style-name="T7">talk.</text:span></text:p>
      <text:p text:style-name="P32"/>
      <text:p text:style-name="P32">---------------</text:p>
      <text:p text:style-name="P16"><text:span text:style-name="T18">P</text:span>AGE 8</text:p>
      <text:p text:style-name="P24"/>
      <text:p text:style-name="P7">READING:</text:p>
      <text:p text:style-name="P23">Texto naranja de la pagina 8, vocabulario:</text:p>
      <text:p text:style-name="P24">Dramatically: Drasticamente</text:p>
      <text:p text:style-name="P24">Lack of confidence: Falta de confianza/seguridad.</text:p>
      <text:p text:style-name="P24">More and more: Cada vez mas…</text:p>
      <text:p text:style-name="P24">To speak up: Tomar la palabra. </text:p>
      <text:p text:style-name="P24">Friendly group: grupo agradable.</text:p>
      <text:p text:style-name="P24"/>
      <text:p text:style-name="P24">Dress smartly: Vestir elegante.</text:p>
      <text:p text:style-name="P24">Assertive: Asertivo, con conviccion.</text:p>
      <text:p text:style-name="P24"/>
      <text:p text:style-name="P5"><text:span text:style-name="T22">Exercise </text:span>3 <text:span text:style-name="T21">Page 8</text:span></text:p>
      <text:p text:style-name="P25">-<text:span text:style-name="T22">A: Week 3. </text:span></text:p>
      <text:p text:style-name="P25">-<text:span text:style-name="T22">B: Week 11.</text:span></text:p>
      <text:p text:style-name="P25">-<text:span text:style-name="T22">C: Week 5.</text:span></text:p>
      <text:p text:style-name="P25">-<text:span text:style-name="T22">D: Week 1.</text:span></text:p>
      <text:p text:style-name="P25">-<text:span text:style-name="T22">E: Week 2.</text:span></text:p>
      <text:p text:style-name="P25"/>
      <text:p text:style-name="P7"/>
      <text:p text:style-name="P30">VOCABULARY:</text:p>
      <text:p text:style-name="P6">Exercise 6a <text:span text:style-name="T21">Page 9</text:span>:</text:p>
      <text:p text:style-name="P26">Idioms Frases Hechas.</text:p>
      <table:table table:name="Tabla1" table:style-name="Tabla1">
        <table:table-column table:style-name="Tabla1.A"/>
        <table:table-column table:style-name="Tabla1.B"/>
        <table:table-row>
          <table:table-cell table:style-name="Tabla1.A1" office:value-type="string">
            <text:p text:style-name="P31">1. Actions speak louder than word</text:p>
          </table:table-cell>
          <table:table-cell table:style-name="Tabla1.B1" office:value-type="string">
            <text:p text:style-name="P27">f. what you do is more important than what you say. “Un hecho vale mas que mil palabras”</text:p>
          </table:table-cell>
        </table:table-row>
        <table:table-row>
          <table:table-cell table:style-name="Tabla1.A2" office:value-type="string">
            <text:p text:style-name="P31">2, Think before you speak</text:p>
          </table:table-cell>
          <table:table-cell table:style-name="Tabla1.B2" office:value-type="string">
            <text:p text:style-name="P27">g. Don’t start talking until you have thought about what you want to say. “En boca cerrada no entran moscas”</text:p>
          </table:table-cell>
        </table:table-row>
        <table:table-row>
          <table:table-cell table:style-name="Tabla1.A2" office:value-type="string">
            <text:p text:style-name="P31">3,Get a word in edgeways</text:p>
          </table:table-cell>
          <table:table-cell table:style-name="Tabla1.B2" office:value-type="string">
            <text:p text:style-name="P27">d. get a chance to say something. “No pude meter baza”</text:p>
          </table:table-cell>
        </table:table-row>
        <table:table-row>
          <table:table-cell table:style-name="Tabla1.A2" office:value-type="string">
            <text:p text:style-name="P31">4, Hear it on the grapevine</text:p>
          </table:table-cell>
          <table:table-cell table:style-name="Tabla1.B2" office:value-type="string">
            <text:p text:style-name="P27">c. hear about a rumour passed from one person to another. “<text:span text:style-name="T23">Me lo ha dicho un pajarito</text:span>”</text:p>
          </table:table-cell>
        </table:table-row>
        <table:table-row>
          <table:table-cell table:style-name="Tabla1.A2" office:value-type="string">
            <text:p text:style-name="P31">5, be on the same wavelenght</text:p>
          </table:table-cell>
          <table:table-cell table:style-name="Tabla1.B2" office:value-type="string">
            <text:p text:style-name="P27">b. share similar ideas. “<text:span text:style-name="T23">Estar en la misma onda</text:span>”</text:p>
          </table:table-cell>
        </table:table-row>
        <table:table-row>
          <table:table-cell table:style-name="Tabla1.A2" office:value-type="string">
            <text:p text:style-name="P31">6, Get straight to the point</text:p>
          </table:table-cell>
          <table:table-cell table:style-name="Tabla1.B2" office:value-type="string">
            <text:p text:style-name="P27">a. talk about the most important thing inmediately “<text:span text:style-name="T24">Ir al grano</text:span>”</text:p>
          </table:table-cell>
        </table:table-row>
        <table:table-row>
          <table:table-cell table:style-name="Tabla1.A2" office:value-type="string">
            <text:p text:style-name="P31">7,Have a quick word with someone</text:p>
          </table:table-cell>
          <table:table-cell table:style-name="Tabla1.B2" office:value-type="string">
            <text:p text:style-name="P27">e. talk briefly to someone </text:p>
          </table:table-cell>
        </table:table-row>
      </table:table>
      <text:p text:style-name="P17"/>
      <text:p text:style-name="P18">GRAMMAR Page 9<text:span text:style-name="T3"><text:line-break/></text:span></text:p>
      <text:p text:style-name="P18">Ex8 page 9</text:p>
      <text:p text:style-name="P37"/>
      <text:p text:style-name="P37"><text:tab/>1.</text:p>
      <text:p text:style-name="P37"/>
      <text:p text:style-name="P37"/>
      <text:p text:style-name="P37"><text:tab/>2.</text:p>
      <text:p text:style-name="P37"><text:tab/>a. Yo u work in london permanetly</text:p>
      <text:p text:style-name="P37"><text:tab/>b. You work in London for a period of time.</text:p>
      <text:p text:style-name="P37"/>
      <text:p text:style-name="P37"><text:tab/>3.</text:p>
      <text:p text:style-name="P37"><text:tab/>a.While we were having dinner, the colleague arrived and interrumpted us.</text:p>
      <text:p text:style-name="P37"><text:tab/>b. We waited him and then started having dinner.</text:p>
      <text:p text:style-name="P37"/>
      <text:p text:style-name="P37"><text:tab/>4.</text:p>
      <text:p text:style-name="P37"><text:tab/>a. These actions took place in the past. They haven’t got anything to see in the present.</text:p>
      <text:p text:style-name="P37"><text:tab/>b. This is the context of a story. “Todo el mundo estaba llorando y gritando pero yo dije que esto no podia ser...”</text:p>
      <text:p text:style-name="P37"/>
      <text:p text:style-name="P37"><text:tab/>5.</text:p>
      <text:p text:style-name="P37"><text:tab/>a. Living in Istanbul permanently.</text:p>
      <text:p text:style-name="P37"><text:tab/>b. This situation is about to change in the near future.</text:p>
      <text:p text:style-name="P37"/>
      <text:p text:style-name="P37"><text:tab/>6.</text:p>
      <text:p text:style-name="P37"><text:tab/>a. It is something you use to do. The routine is to go work walking.</text:p>
      <text:p text:style-name="P37"><text:tab/>b. An exception to the routine. I’m walking because my car is broken.</text:p>
      <text:p text:style-name="P29">Ex 9b Page 9</text:p>
      <text:p text:style-name="P38"><text:tab/>NOTA! Para hacer esta actividad mirar la tabla de los adverbios del GRAMMAR TIP de esta misma pagina.</text:p>
      <text:p text:style-name="P38"/>
      <text:p text:style-name="P38"><text:tab/>1. The web…</text:p>
      <text:p text:style-name="P38"/>
      <text:p text:style-name="P19"><text:span text:style-name="T3"><text:tab/>2.The use of tablets is</text:span><text:span text:style-name="T4"> changing nowadays because in this pandemyc we use more the computer.</text:span></text:p>
      <text:p text:style-name="P38"/>
      <text:p text:style-name="P19"><text:span text:style-name="T3"><text:tab/>3 The Universe </text:span><text:span text:style-name="T4">is expanding constantly and we don’t know its behave.</text:span></text:p>
      <text:p text:style-name="P38"/>
      <text:p text:style-name="P19"><text:span text:style-name="T3"><text:tab/>4 Hurricanes </text:span><text:span text:style-name="T4">are expanding dramatically.</text:span></text:p>
      <text:p text:style-name="P38"/>
      <text:p text:style-name="P19"><text:span text:style-name="T3"><text:tab/>5 Men/Behave </text:span><text:span text:style-name="T4">differently than women.</text:span></text:p>
      <text:p text:style-name="P38"/>
      <text:p text:style-name="P19"><text:span text:style-name="T3"><text:tab/>6 The population </text:span><text:span text:style-name="T4">is expanding dramatically in India.</text:span></text:p>
      <text:p text:style-name="P38"/>
      <text:p text:style-name="P19"><text:span text:style-name="T3"><text:tab/>7 Identity fraud </text:span><text:span text:style-name="T4">occurs frequently on the Internet</text:span></text:p>
      <text:p text:style-name="P33"/>
      <text:p text:style-name="P36">LISTENNING:</text:p>
      <text:p text:style-name="P36">Ex3 Page 10</text:p>
      <text:p text:style-name="P34">Part 1</text:p>
      <text:p text:style-name="P34">1. <text:tab/>Talking from 9 to 5: <text:s/>How women and men work during the work time.</text:p>
      <text:p text:style-name="P34"><text:tab/>You just don’t understand: About a woman and man in conversation</text:p>
      <text:p text:style-name="P34"><text:tab/>You were always moms favorite! :About the relationship about sisters.</text:p>
      <text:p text:style-name="P34"/>
      <text:p text:style-name="P34">2. <text:span text:style-name="T25">It is about interruptions. Women and men interrupting each other. Women are interrupted more than when a men is talking.</text:span></text:p>
      <text:p text:style-name="P34"/>
      <text:p text:style-name="P34">3. <text:span text:style-name="T25">Gender age and culture.</text:span></text:p>
      <text:p text:style-name="P34"/>
      <text:p text:style-name="P34">4. Women are more interrumpted than men.</text:p>
      <text:p text:style-name="P34"/>
      <text:p text:style-name="P34">Part 2</text:p>
      <text:p text:style-name="P34">5. nearl y <text:s/>5 years</text:p>
      <text:p text:style-name="P34"/>
      <text:p text:style-name="P34">6. <text:span text:style-name="T25">Because her marriage is going wrong.</text:span></text:p>
      <text:p text:style-name="P34"/>
      <text:p text:style-name="P35">7. <text:s/>Her mother and her mother in law <text:s/>were classmates.</text:p>
      <text:p text:style-name="P34"/>
      <text:p text:style-name="P34">8. No, his husband is the one who interrupt her.</text:p>
      <text:p text:style-name="P34"/>
      <text:p text:style-name="P40">Ex5 page 10</text:p>
      <text:p text:style-name="P39">1. Tannen <text:span text:style-name="T1">has written</text:span> many books.<text:tab/><text:span text:style-name="T10">Como sigue vivo se usa el presentperfect porque puede escribir mas libros.</text:span></text:p>
      <text:p text:style-name="P39">2. In 2009, Tannen <text:span text:style-name="T1">wrote</text:span> <text:span text:style-name="T5">You were always moms Favorite!<text:tab/></text:span><text:span text:style-name="T10">2009 ya paso, no se puede escribir. Es una accion acabada.</text:span></text:p>
      <text:p text:style-name="P41"><text:span text:style-name="T11">3. </text:span><text:span text:style-name="T27">CORRECT SENTENCE.<text:tab/><text:tab/></text:span><text:span text:style-name="T12">Cuando no sabes si lo ha leido o no, present perfect</text:span></text:p>
      <text:p text:style-name="P39"><text:span text:style-name="T5">4. </text:span><text:span text:style-name="T10">When </text:span><text:span text:style-name="T15">was</text:span><text:span text:style-name="T10"> this book published?<text:tab/>Esta hablando de un tiempo en el pasado y el tiempo ya ha pasado</text:span></text:p>
      <text:p text:style-name="P41"><text:soft-page-break/><text:span text:style-name="T11">5. </text:span><text:span text:style-name="T27">I realised that we </text:span><text:span text:style-name="T35">had met</text:span><text:span text:style-name="T27"> before.</text:span></text:p>
      <text:p text:style-name="P41"><text:span text:style-name="T11">6. </text:span><text:span text:style-name="T30">I</text:span><text:span text:style-name="T32">s this</text:span><text:span text:style-name="T30"> the first time she </text:span><text:span text:style-name="T37">has spoke</text:span><text:span text:style-name="T30">n in public?</text:span><text:span text:style-name="T33"><text:tab/></text:span><text:span text:style-name="T34">← Esta es important</text:span></text:p>
      <text:p text:style-name="P39">7. <text:span text:style-name="T26">Last night there </text:span><text:span text:style-name="T2">was</text:span><text:span text:style-name="T26"> an allwomen panel on the show.</text:span></text:p>
      <text:p text:style-name="P39">8. <text:span text:style-name="T26">Whe I arrived at the conference, the main speaker </text:span><text:span text:style-name="T2">has already</text:span><text:span text:style-name="T26"> finished.</text:span></text:p>
      <text:p text:style-name="P39"><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e847" officeooo:paragraph-rsid="0003e8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jercicios Tema 1 Inglé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7T08:43:50.349000000</meta:creation-date>
    <dc:date>2020-09-22T17:31:23.659000000</dc:date>
    <meta:editing-duration>PT1H13M40S</meta:editing-duration>
    <meta:editing-cycles>17</meta:editing-cycles>
    <meta:generator>LibreOffice/6.3.4.2$Windows_X86_64 LibreOffice_project/60da17e045e08f1793c57c00ba83cdfce946d0aa</meta:generator>
    <meta:document-statistic meta:table-count="1" meta:image-count="0" meta:object-count="0" meta:page-count="5" meta:paragraph-count="117" meta:word-count="1159" meta:character-count="6142" meta:non-whitespace-character-count="5048"/>
  </office:meta>
</office:document-meta>
</file>